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9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. R. Wiley 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 July 1874</text:p>
      <text:p text:style-name="P5">Month<text:tab/><text:tab/><text:tab/><text:tab/><text:tab/><text:tab/>July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S. R. Wiley Esqre/</text:span></text:p>
      <text:p text:style-name="P3"><text:span text:style-name="T1">Philadelphia July 3d 1874/</text:span></text:p>
      <text:p text:style-name="P2"><text:span text:style-name="T1">Dear Sir/</text:span></text:p>
      <text:p text:style-name="P2"><text:span text:style-name="T1"><text:tab/>Your letter of the 23d ult, came just now to hand./ <text:s/>I hasten[crossed-out: ed] to reply as briefly as the subject allows./ <text:s/></text:span></text:p>
      <text:p text:style-name="P2"><text:span text:style-name="T1">Without discussing at all the question as to the language/ </text:span><text:span text:style-name="T2">first</text:span><text:span text:style-name="T3"> spoken, though Adam from Adama, and Isha/ from Ish would entitle the Hebrew to the right of/ primogeniture, we may [crossed-out: confidently] venture to say that at the/ earliest periods of Biblical history, the Aramaic and/ Hebrew were very near alike—similar to the Spanish/ and Portuguese of our days. <text:s/>The fact that the/ alphabet, doubtless of very ancient origin, (according/ to the Sages coeval with creation—contains the/ name[crossed-out: s] of letters like Beth ([Hebrew]) and Nun (A) &amp;c &amp;c,/ carries out the views generally entertained. <text:s/>Gradually,/ however, the two languages [crossed-out: separated] diverged, so much to/ that at the time of Jacob they were entirely distinct./ <text:s/>The patriarch called the heap of Hones set up to/ testify to the truth of his promise Gal Ed, [?]/</text:span></text:p>
      <text:p text:style-name="P2"><text:span text:style-name="T3"/></text:p>
      <text:p text:style-name="P2"><text:span text:style-name="T3">[Page 2]</text:span></text:p>
      <text:p text:style-name="P2"><text:span text:style-name="T3">Laban named at Yegar Sahadrita'h./</text:span></text:p>
      <text:p text:style-name="P2"><text:span text:style-name="T3">The opinion of Philo in the point at issue, is/ of no value. <text:s/>I believe that the good and learned/ Jew had scarcely any knowledge of Hebrew. <text:s/>Our/ Hellenist brethren use the Greek even in public/ worship. <text:s/>A tyro will perceive that Israel is ana/-logical to Yasar El (having power over the mighty)/ as the context shows, as the prophet Hosea intimates,/ and as Josephus—no mean authority—confirms./ <text:s/>The difference between the history of our fathers in/ Egypt, and our predecessors in Babylon, in connection/ with the sacred tongue, is clearly explained in the/ Scriptures. <text:s/>While intermarriage with heathen women/ happened constantly during the captivity in Chaldea,/ in the land of the Pharaohs, they very rarely took/ place. <text:s/>In one case the mothers taught their verna-/-cular to the exclusion of the Hebrew, in the other/ such influences were not at work./</text:span></text:p>
      <text:p text:style-name="P2"><text:span text:style-name="T3">The proof that the 70 persons who emigrated/ to [crossed-out: Heb] Egypt spoke the Hebrew, is, among others/ the following. <text:s/>Jacob's blessing to the heads of the/ tribes, which notwithstanding modern criticism denying/ </text:span></text:p>
      <text:p text:style-name="P2"><text:span text:style-name="T3"/></text:p>
      <text:p text:style-name="P2"><text:span text:style-name="T3">[Page 3]</text:span></text:p>
      <text:p text:style-name="P2"><text:span text:style-name="T3">its avowed authorship, bears internal evidences of/ its genuineness, contains several homonyms, that can/ best be carried out in the Hebrew, as Yehudah, Yoducha/ Dan. Yadin—Gad Gided./</text:span></text:p>
      <text:p text:style-name="P2"><text:span text:style-name="T3">Were I not at present much engaged, I would write/ more at length, and possibly to your satisfaction./ <text:s/>As it is, you must excuse the brevity./</text:span></text:p>
      <text:p text:style-name="P2"><text:span text:style-name="T3"><text:tab/>Yours truly/</text:span></text:p>
      <text:p text:style-name="P2"><text:span text:style-name="T3"><text:tab/><text:tab/>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13:01:21</meta:creation-date>
    <dc:date>2009-05-19T13:31:08</dc:date>
    <dc:language>en-US</dc:language>
    <meta:editing-cycles>2</meta:editing-cycles>
    <meta:editing-duration>PT13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587" meta:character-count="3796"/>
  </office:meta>
</office:document-meta>
</file>